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c05" officeooo:paragraph-rsid="00145c05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1787e0" officeooo:paragraph-rsid="001787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14be7d" officeooo:paragraph-rsid="0014be7d" style:font-weight-asian="normal" style:font-weight-complex="normal"/>
    </style:style>
    <style:style style:name="P4" style:family="paragraph" style:parent-style-name="Standard">
      <style:text-properties fo:font-size="13pt" officeooo:rsid="00145c05" officeooo:paragraph-rsid="00145c05" style:font-size-asian="13pt" style:font-size-complex="13pt"/>
    </style:style>
    <style:style style:name="P5" style:family="paragraph" style:parent-style-name="Standard">
      <style:text-properties style:font-name="Liberation Sans Narrow" fo:font-size="15pt" officeooo:rsid="001787e0" officeooo:paragraph-rsid="001787e0" style:font-size-asian="15pt" style:font-size-complex="15pt"/>
    </style:style>
    <style:style style:name="P6" style:family="paragraph" style:parent-style-name="Standard">
      <style:text-properties style:font-name="Liberation Sans Narrow" fo:font-size="15pt" officeooo:paragraph-rsid="00145c05" style:font-size-asian="15pt" style:font-size-complex="15pt"/>
    </style:style>
    <style:style style:name="P7" style:family="paragraph" style:parent-style-name="Standard">
      <style:text-properties style:font-name="Liberation Sans Narrow" fo:font-size="15pt" fo:font-weight="bold" officeooo:rsid="00145c05" officeooo:paragraph-rsid="00145c05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Liberation Sans Narrow" fo:font-size="15pt" fo:font-weight="bold" officeooo:rsid="0014be7d" officeooo:paragraph-rsid="0014be7d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iberation Sans Narrow" fo:font-size="15pt" fo:font-weight="normal" officeooo:rsid="0014be7d" officeooo:paragraph-rsid="0014be7d" style:font-size-asian="15pt" style:font-weight-asian="normal" style:font-size-complex="15pt" style:font-weight-complex="normal"/>
    </style:style>
    <style:style style:name="T1" style:family="text">
      <style:text-properties officeooo:rsid="00145c05"/>
    </style:style>
    <style:style style:name="T2" style:family="text">
      <style:text-properties fo:font-size="26pt" style:font-size-asian="22.75pt" style:font-size-complex="26pt"/>
    </style:style>
    <style:style style:name="T3" style:family="text">
      <style:text-properties fo:font-size="26pt" officeooo:rsid="001787e0" style:font-size-asian="22.75pt" style:font-size-complex="26pt"/>
    </style:style>
    <style:style style:name="T4" style:family="text">
      <style:text-properties fo:color="#000000" style:font-name="Droid Sans Mono" fo:font-size="10.5pt" fo:font-weight="normal" fo:background-color="#ffffff" loext:char-shading-value="0"/>
    </style:style>
    <style:style style:name="T5" style:family="text">
      <style:text-properties fo:color="#000000" style:font-name="Droid Sans Mono" fo:font-size="10.5pt" fo:font-weight="normal" officeooo:rsid="00145c05" fo:background-color="#ffffff" loext:char-shading-value="0"/>
    </style:style>
    <style:style style:name="T6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7" style:family="text">
      <style:text-properties fo:color="#000000" style:font-name="Droid Sans Mono" fo:font-size="10.5pt" fo:font-weight="normal" officeooo:rsid="0014be7d" fo:background-color="#ffffff" loext:char-shading-value="0"/>
    </style:style>
    <style:style style:name="T8" style:family="text">
      <style:text-properties fo:color="#000000" style:font-name="Droid Sans Mono" fo:font-size="10.5pt" fo:background-color="#ffffff" loext:char-shading-value="0"/>
    </style:style>
    <style:style style:name="T9" style:family="text">
      <style:text-properties fo:color="#000000" style:font-name="Droid Sans Mono" fo:font-weight="normal" fo:background-color="#ffffff" loext:char-shading-value="0"/>
    </style:style>
    <style:style style:name="T10" style:family="text">
      <style:text-properties fo:color="#000000" style:font-name="Droid Sans Mono" fo:font-weight="normal" officeooo:rsid="00145c05" fo:background-color="#ffffff" loext:char-shading-value="0"/>
    </style:style>
    <style:style style:name="T11" style:family="text">
      <style:text-properties fo:color="#000000" style:font-name="Droid Sans Mono" fo:font-weight="normal" officeooo:rsid="0014be7d" fo:background-color="#ffffff" loext:char-shading-value="0"/>
    </style:style>
    <style:style style:name="T12" style:family="text">
      <style:text-properties fo:color="#000000" style:font-name="Droid Sans Mono" fo:font-weight="normal" fo:background-color="#ffffff" loext:char-shading-value="0" style:font-weight-asian="normal" style:font-weight-complex="normal"/>
    </style:style>
    <style:style style:name="T13" style:family="text">
      <style:text-properties fo:color="#000000" style:font-name="Droid Sans Mono" fo:background-color="#ffffff" loext:char-shading-value="0"/>
    </style:style>
    <style:style style:name="T14" style:family="text">
      <style:text-properties fo:color="#000000" fo:font-weight="normal" fo:background-color="#ffffff" loext:char-shading-value="0"/>
    </style:style>
    <style:style style:name="T15" style:family="text">
      <style:text-properties fo:color="#000000" fo:font-weight="normal" officeooo:rsid="00145c05" fo:background-color="#ffffff" loext:char-shading-value="0"/>
    </style:style>
    <style:style style:name="T16" style:family="text">
      <style:text-properties fo:color="#000000" fo:font-weight="normal" officeooo:rsid="0014be7d" fo:background-color="#ffffff" loext:char-shading-value="0"/>
    </style:style>
    <style:style style:name="T17" style:family="text">
      <style:text-properties fo:color="#000000" fo:font-weight="normal" fo:background-color="#ffffff" loext:char-shading-value="0" style:font-weight-asian="normal" style:font-weight-complex="normal"/>
    </style:style>
    <style:style style:name="T18" style:family="text">
      <style:text-properties fo:color="#000000" fo:background-color="#ffffff" loext:char-shading-value="0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Liberation Sans Narrow"/>
    </style:style>
    <style:style style:name="T24" style:family="text">
      <style:text-properties style:font-name="Liberation Sans Narrow" fo:font-size="12pt" style:font-size-asian="12pt" style:font-size-complex="12pt"/>
    </style:style>
    <style:style style:name="T25" style:family="text">
      <style:text-properties style:font-name="Liberation Sans Narrow" fo:font-size="13pt" style:font-size-asian="13pt" style:font-size-complex="13pt"/>
    </style:style>
    <style:style style:name="T26" style:family="text">
      <style:text-properties style:font-name="Liberation Sans Narrow" fo:font-size="14pt" style:font-size-asian="14pt" style:font-size-complex="14pt"/>
    </style:style>
    <style:style style:name="T27" style:family="text">
      <style:text-properties style:font-name="Liberation Sans Narrow" fo:font-size="15pt" style:font-size-asian="15pt" style:font-size-complex="15pt"/>
    </style:style>
    <style:style style:name="T28" style:family="text">
      <style:text-properties officeooo:rsid="001b45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usic Sentiment Analyzer</text:span></text:p>
      <text:p text:style-name="P4"/>
      <text:p text:style-name="P2">Yanmei(Kiki) Zeng / n10307389</text:p>
      <text:p text:style-name="P2">Yonathan Cahyadi <text:s/>/ n10149953</text:p>
      <text:p text:style-name="P5"/>
      <text:p text:style-name="P7">Overview</text:p>
      <text:p text:style-name="P6"><text:span text:style-name="T1"><text:tab/>We are thinking of making a Music Sentiment Analyzer. By using the Spotify API, </text:span><text:span text:style-name="T14">lyrics.ovh, </text:span><text:span text:style-name="T15">and natural node library. <text:s/></text:span><text:span text:style-name="T16">As for the persistence of our project, we are going to use redis-cache and AWS S3 Bucket.</text:span></text:p>
      <text:p text:style-name="P6"><text:span text:style-name="T15"/></text:p>
      <text:p text:style-name="P7"><text:span text:style-name="T18">Goals:</text:span></text:p>
      <text:p text:style-name="P7"><text:span text:style-name="T17"><text:s/><text:tab/>- User can get music</text:span></text:p>
      <text:p text:style-name="P7"><text:span text:style-name="T17"><text:tab/>- User can search for music</text:span></text:p>
      <text:p text:style-name="P7"><text:span text:style-name="T17"><text:tab/>- User can get the lyric of each music</text:span></text:p>
      <text:p text:style-name="P7"><text:span text:style-name="T17"><text:tab/>- User can see the Sentiment of each music based on the lyric.</text:span></text:p>
      <text:p text:style-name="P7"><text:span text:style-name="T17"><text:tab/>- The music will have tag attach to it such as “Positive”, “Natural”, “Negative”</text:span></text:p>
      <text:p text:style-name="P8">APIs:</text:p>
      <text:p text:style-name="P3"><text:span text:style-name="T27"><text:tab/>- Spotify<text:tab/><text:tab/>: </text:span><text:a xlink:type="simple" xlink:href="https://developer.spotify.com/" text:style-name="Internet_20_link" text:visited-style-name="Visited_20_Internet_20_Link"><text:span text:style-name="T27">https://developer.spotify.com/</text:span></text:a></text:p>
      <text:p text:style-name="P3"><text:span text:style-name="T27"><text:tab/>- Lyric.ovh<text:tab/><text:tab/>: </text:span><text:a xlink:type="simple" xlink:href="http://docs.lyricsovh.apiary.io/" text:style-name="Internet_20_link" text:visited-style-name="Visited_20_Internet_20_Link"><text:span text:style-name="T27">http://docs.lyricsovh.apiary.io/</text:span></text:a></text:p>
      <text:p text:style-name="P9"><text:tab/>- Natu<text:span text:style-name="T28">r</text:span>al Node<text:tab/>: https://github.com/NaturalNode/natural#sentiment-analysis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4:18:22.812879173</meta:creation-date>
    <dc:date>2020-10-12T14:37:00.186257480</dc:date>
    <meta:editing-duration>PT8M12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15" meta:word-count="110" meta:character-count="710" meta:non-whitespace-character-count="601"/>
  </office:meta>
</office:document-meta>
</file>